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Privzeto-notes">
      <style:graphic-properties draw:fill-color="#ffffff" fo:min-height="12.322cm"/>
    </style:style>
    <style:style style:name="P1" style:family="paragraph">
      <style:paragraph-properties fo:margin-left="0cm" fo:margin-right="0cm" fo:text-indent="0cm"/>
      <style:text-properties fo:font-size="18pt" fo:language="sl" fo:country="SI" style:font-size-asian="18pt" style:font-size-complex="18pt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style:language-asian="ja" style:country-asian="JP"/>
    </style:style>
    <style:style style:name="T2" style:family="text">
      <style:text-properties style:language-asian="zh" style:country-asian="HK"/>
    </style:style>
    <style:style style:name="T3" style:family="text">
      <style:text-properties style:language-asian="zh" style:country-asian="MO"/>
    </style:style>
    <style:style style:name="T4" style:family="text">
      <style:text-properties style:language-asian="zh" style:country-asian="CN"/>
    </style:style>
    <style:style style:name="T5" style:family="text">
      <style:text-properties style:language-asian="zh" style:country-asian="SG"/>
    </style:style>
    <style:style style:name="T6" style:family="text">
      <style:text-properties style:language-asian="zh" style:country-asian="TW"/>
    </style:style>
    <style:style style:name="T7" style:family="text">
      <style:text-properties style:language-asian="ko" style:country-asian="KR"/>
    </style:style>
    <style:style style:name="T8" style:family="text">
      <style:text-properties style:language-asian="zxx" style:country-asian="none"/>
    </style:style>
    <style:style style:name="T9" style:family="text">
      <style:text-properties style:language-asian="zxx" style:country-asian="none" style:language-complex="am" style:country-complex="ET"/>
    </style:style>
    <style:style style:name="T10" style:family="text">
      <style:text-properties style:language-asian="zxx" style:country-asian="none" style:language-complex="ar" style:country-complex="DZ"/>
    </style:style>
    <style:style style:name="T11" style:family="text">
      <style:text-properties style:language-asian="zxx" style:country-asian="none" style:language-complex="ar" style:country-complex="BH"/>
    </style:style>
    <style:style style:name="T12" style:family="text">
      <style:text-properties style:language-asian="zxx" style:country-asian="none" style:language-complex="ar" style:country-complex="EG"/>
    </style:style>
    <style:style style:name="T13" style:family="text">
      <style:text-properties style:language-asian="zxx" style:country-asian="none" style:language-complex="ar" style:country-complex="IQ"/>
    </style:style>
    <style:style style:name="T14" style:family="text">
      <style:text-properties style:language-asian="zxx" style:country-asian="none" style:language-complex="ar" style:country-complex="YE"/>
    </style:style>
    <style:style style:name="T15" style:family="text">
      <style:text-properties style:language-asian="zxx" style:country-asian="none" style:language-complex="ar" style:country-complex="JO"/>
    </style:style>
    <style:style style:name="T16" style:family="text">
      <style:text-properties style:language-asian="zxx" style:country-asian="none" style:language-complex="ar" style:country-complex="QA"/>
    </style:style>
    <style:style style:name="T17" style:family="text">
      <style:text-properties style:language-asian="zxx" style:country-asian="none" style:language-complex="ar" style:country-complex="KW"/>
    </style:style>
    <style:style style:name="T18" style:family="text">
      <style:text-properties style:language-asian="zxx" style:country-asian="none" style:language-complex="ar" style:country-complex="LB"/>
    </style:style>
    <style:style style:name="T19" style:family="text">
      <style:text-properties style:language-asian="zxx" style:country-asian="none" style:language-complex="ar" style:country-complex="LY"/>
    </style:style>
    <style:style style:name="T20" style:family="text">
      <style:text-properties style:language-asian="zxx" style:country-asian="none" style:language-complex="ar" style:country-complex="MA"/>
    </style:style>
    <style:style style:name="T21" style:family="text">
      <style:text-properties style:language-asian="zxx" style:country-asian="none" style:language-complex="ar" style:country-complex="OM"/>
    </style:style>
    <style:style style:name="T22" style:family="text">
      <style:text-properties style:language-asian="zxx" style:country-asian="none" style:language-complex="ar" style:country-complex="SA"/>
    </style:style>
    <style:style style:name="T23" style:family="text">
      <style:text-properties style:language-asian="zxx" style:country-asian="none" style:language-complex="ar" style:country-complex="SY"/>
    </style:style>
    <style:style style:name="T24" style:family="text">
      <style:text-properties style:language-asian="zxx" style:country-asian="none" style:language-complex="ar" style:country-complex="TN"/>
    </style:style>
    <style:style style:name="T25" style:family="text">
      <style:text-properties style:language-asian="zxx" style:country-asian="none" style:language-complex="ar" style:country-complex="AE"/>
    </style:style>
    <style:style style:name="T26" style:family="text">
      <style:text-properties style:language-asian="zxx" style:country-asian="none" style:language-complex="as" style:country-complex="IN"/>
    </style:style>
    <style:style style:name="T27" style:family="text">
      <style:text-properties style:language-asian="zxx" style:country-asian="none" style:language-complex="bn" style:country-complex="BD"/>
    </style:style>
    <style:style style:name="T28" style:family="text">
      <style:text-properties style:language-asian="zxx" style:country-asian="none" style:language-complex="dz" style:country-complex="BT"/>
    </style:style>
    <style:style style:name="T29" style:family="text">
      <style:text-properties style:language-asian="zxx" style:country-asian="none" style:language-complex="gu" style:country-complex="IN"/>
    </style:style>
    <style:style style:name="T30" style:family="text">
      <style:text-properties style:language-asian="zxx" style:country-asian="none" style:language-complex="he" style:country-complex="IL"/>
    </style:style>
    <style:style style:name="T31" style:family="text">
      <style:text-properties style:language-asian="zxx" style:country-asian="none" style:language-complex="hi" style:country-complex="IN"/>
    </style:style>
    <style:style style:name="T32" style:family="text">
      <style:text-properties style:language-asian="zxx" style:country-asian="none" style:language-complex="kn" style:country-complex="IN"/>
    </style:style>
    <style:style style:name="T33" style:family="text">
      <style:text-properties style:language-asian="zxx" style:country-asian="none" style:language-complex="ks" style:country-complex="IN"/>
    </style:style>
    <style:style style:name="T34" style:family="text">
      <style:text-properties style:language-asian="zxx" style:country-asian="none" style:language-complex="ks" style:country-complex="none"/>
    </style:style>
    <style:style style:name="T35" style:family="text">
      <style:text-properties style:language-asian="zxx" style:country-asian="none" style:language-complex="km" style:country-complex="KH"/>
    </style:style>
    <style:style style:name="T36" style:family="text">
      <style:text-properties style:language-asian="zxx" style:country-asian="none" style:language-complex="ku" style:country-complex="IQ"/>
    </style:style>
    <style:style style:name="T37" style:family="text">
      <style:text-properties style:language-asian="zxx" style:country-asian="none" style:language-complex="ku" style:country-complex="IR"/>
    </style:style>
    <style:style style:name="T38" style:family="text">
      <style:text-properties style:language-asian="zxx" style:country-asian="none" style:language-complex="lo" style:country-complex="LA"/>
    </style:style>
    <style:style style:name="T39" style:family="text">
      <style:text-properties style:language-asian="zxx" style:country-asian="none" style:language-complex="ml" style:country-complex="IN"/>
    </style:style>
    <style:style style:name="T40" style:family="text">
      <style:text-properties style:language-asian="zxx" style:country-asian="none" style:language-complex="mni" style:country-complex="IN"/>
    </style:style>
    <style:style style:name="T41" style:family="text">
      <style:text-properties style:language-asian="zxx" style:country-asian="none" style:language-complex="mr" style:country-complex="IN"/>
    </style:style>
    <style:style style:name="T42" style:family="text">
      <style:text-properties style:language-asian="zxx" style:country-asian="none" style:language-complex="ne" style:country-complex="IN"/>
    </style:style>
    <style:style style:name="T43" style:family="text">
      <style:text-properties style:language-asian="zxx" style:country-asian="none" style:language-complex="bn" style:country-complex="IN"/>
    </style:style>
    <style:style style:name="T44" style:family="text">
      <style:text-properties style:language-asian="zxx" style:country-asian="none" style:language-complex="ne" style:country-complex="NP"/>
    </style:style>
    <style:style style:name="T45" style:family="text">
      <style:text-properties style:language-asian="zxx" style:country-asian="none" style:language-complex="or" style:country-complex="IN"/>
    </style:style>
    <style:style style:name="T46" style:family="text">
      <style:text-properties style:language-asian="zxx" style:country-asian="none" style:language-complex="pa" style:country-complex="IN"/>
    </style:style>
    <style:style style:name="T47" style:family="text">
      <style:text-properties style:language-asian="zxx" style:country-asian="none" style:language-complex="fa" style:country-complex="IR"/>
    </style:style>
    <style:style style:name="T48" style:family="text">
      <style:text-properties style:language-asian="zxx" style:country-asian="none" style:language-complex="sa" style:country-complex="IN"/>
    </style:style>
    <style:style style:name="T49" style:family="text">
      <style:text-properties style:language-asian="zxx" style:country-asian="none" style:language-complex="sd" style:country-complex="IN"/>
    </style:style>
    <style:style style:name="T50" style:family="text">
      <style:text-properties style:language-asian="zxx" style:country-asian="none" style:language-complex="si" style:country-complex="LK"/>
    </style:style>
    <style:style style:name="T51" style:family="text">
      <style:text-properties style:language-asian="zxx" style:country-asian="none" style:language-complex="th" style:country-complex="TH"/>
    </style:style>
    <style:style style:name="T52" style:family="text">
      <style:text-properties style:language-asian="zxx" style:country-asian="none" style:language-complex="ta" style:country-complex="IN"/>
    </style:style>
    <style:style style:name="T53" style:family="text">
      <style:text-properties style:language-asian="zxx" style:country-asian="none" style:language-complex="te" style:country-complex="IN"/>
    </style:style>
    <style:style style:name="T54" style:family="text">
      <style:text-properties style:language-asian="zxx" style:country-asian="none" style:language-complex="bo" style:country-complex="CN"/>
    </style:style>
    <style:style style:name="T55" style:family="text">
      <style:text-properties style:language-asian="zxx" style:country-asian="none" style:language-complex="ur" style:country-complex="PK"/>
    </style:style>
    <style:style style:name="T56" style:family="text">
      <style:text-properties style:language-asian="zxx" style:country-asian="none" style:language-complex="ur" style:country-complex="IN"/>
    </style:style>
    <style:style style:name="T57" style:family="text">
      <style:text-properties style:language-asian="zxx" style:country-asian="none" style:language-complex="vi" style:country-complex="V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ivzeto">
        <office:forms form:automatic-focus="false" form:apply-design-mode="false"/>
        <draw:frame draw:style-name="gr1" draw:text-style-name="P1" draw:layer="layout" svg:width="13.335cm" svg:height="42.25cm" svg:x="1.905cm" svg:y="10.795cm">
          <draw:text-box>
            <text:p text:style-name="P1"><text:s/>144 8 50</text:p>
            <text:p text:style-name="P1">1<text:tab/>[brez]<text:tab/></text:p>
            <text:p text:style-name="P1">2<text:tab/>afriški (Južna afrika)<text:tab/></text:p>
            <text:p text:style-name="P1">3<text:tab/>afriški (Namibija)<text:tab/></text:p>
            <text:p text:style-name="P1">4<text:tab/>akanski<text:tab/></text:p>
            <text:p text:style-name="P1">5<text:tab/>albanski<text:tab/></text:p>
            <text:p text:style-name="P1">6<text:tab/>angleški (Avstralija)<text:tab/></text:p>
            <text:p text:style-name="P1">7<text:tab/>angleški (Belize)<text:tab/></text:p>
            <text:p text:style-name="P1">8<text:tab/>angleški (Filipini)<text:tab/></text:p>
            <text:p text:style-name="P1">9<text:tab/>angleški (Indija)<text:tab/></text:p>
            <text:p text:style-name="P1">10<text:tab/>angleški (Irska)<text:tab/></text:p>
            <text:p text:style-name="P1">11<text:tab/>angleški (Jamajka)<text:tab/></text:p>
            <text:p text:style-name="P1">12<text:tab/>angleški (Južna Afrika)<text:tab/></text:p>
            <text:p text:style-name="P1">13<text:tab/>angleški (Južna Afrika)<text:tab/></text:p>
            <text:p text:style-name="P1">14<text:tab/>angleški (Kanada)<text:tab/></text:p>
            <text:p text:style-name="P1">15<text:tab/>angleški (Karibi)<text:tab/></text:p>
            <text:p text:style-name="P1">16<text:tab/>angleški (Namibija)<text:tab/></text:p>
            <text:p text:style-name="P1">17<text:tab/>angleški (Nova Zelandija)<text:tab/></text:p>
            <text:p text:style-name="P1">18<text:tab/>angleški (Trinidad)<text:tab/></text:p>
            <text:p text:style-name="P1">19<text:tab/>angleški (Velika Britanija)<text:tab/></text:p>
            <text:p text:style-name="P1">20<text:tab/>angleški (ZDA)<text:tab/></text:p>
            <text:p text:style-name="P1">21<text:tab/>angleški (Zimbabve)<text:tab/></text:p>
            <text:p text:style-name="P1">22<text:tab/>armenski<text:tab/></text:p>
            <text:p text:style-name="P1">23<text:tab/>azerbajdžanski (cirilica)<text:tab/></text:p>
            <text:p text:style-name="P1">24<text:tab/>azerbajdžanski (latinica)<text:tab/></text:p>
            <text:p text:style-name="P1">25<text:tab/>bambarski<text:tab/></text:p>
            <text:p text:style-name="P1">26<text:tab/>baskovski<text:tab/></text:p>
            <text:p text:style-name="P1">27<text:tab/>beloruski<text:tab/></text:p>
            <text:p text:style-name="P1">28<text:tab/>bolgarski<text:tab/></text:p>
            <text:p text:style-name="P1">29<text:tab/>bosanski<text:tab/></text:p>
            <text:p text:style-name="P1">30<text:tab/>bretonski<text:tab/></text:p>
            <text:p text:style-name="P1">31<text:tab/>češki<text:tab/></text:p>
            <text:p text:style-name="P1">32<text:tab/>čuvaški<text:tab/></text:p>
            <text:p text:style-name="P1">33<text:tab/>danski<text:tab/></text:p>
            <text:p text:style-name="P1">34<text:tab/>divehijski<text:tab/></text:p>
            <text:p text:style-name="P1">35<text:tab/>esperanto<text:tab/></text:p>
            <text:p text:style-name="P1">36<text:tab/>estonski<text:tab/></text:p>
            <text:p text:style-name="P1">37<text:tab/>farojsko<text:tab/></text:p>
            <text:p text:style-name="P1">38<text:tab/>fidžijski<text:tab/></text:p>
            <text:p text:style-name="P1">39<text:tab/>finski<text:tab/></text:p>
            <text:p text:style-name="P1">40<text:tab/>francoski (Belgija)<text:tab/></text:p>
            <text:p text:style-name="P1">41<text:tab/>francoski (Francija)<text:tab/></text:p>
            <text:p text:style-name="P1">42<text:tab/>francoski (Kanada)<text:tab/></text:p>
            <text:p text:style-name="P1">43<text:tab/>francoski (Luksemburg)<text:tab/></text:p>
            <text:p text:style-name="P1">44<text:tab/>francoski (Monako)<text:tab/></text:p>
            <text:p text:style-name="P1">45<text:tab/>francoski (Švica)<text:tab/></text:p>
            <text:p text:style-name="P1">46<text:tab/>friulanski<text:tab/></text:p>
            <text:p text:style-name="P1">47<text:tab/>galicijski<text:tab/></text:p>
            <text:p text:style-name="P1">48<text:tab/>galski (Škotska)<text:tab/></text:p>
            <text:p text:style-name="P1">49<text:tab/>gaskonski<text:tab/></text:p>
            <text:p text:style-name="P1">50<text:tab/>grški<text:tab/></text:p>
            <text:p text:style-name="P1">51<text:tab/>gruzijski osnovni<text:tab/></text:p>
            <text:p text:style-name="P1">52<text:tab/>hrvaški<text:tab/></text:p>
            <text:p text:style-name="P1">53<text:tab/>indonezijski<text:tab/></text:p>
            <text:p text:style-name="P1">54<text:tab/>interlingualski<text:tab/></text:p>
            <text:p text:style-name="P1">55<text:tab/>irski<text:tab/></text:p>
            <text:p text:style-name="P1">56<text:tab/>islandski<text:tab/></text:p>
            <text:p text:style-name="P1">57<text:tab/>italijanski (Italija)<text:tab/></text:p>
            <text:p text:style-name="P1">58<text:tab/>italijanski (Švica)<text:tab/></text:p>
            <text:p text:style-name="P1">59<text:tab/>kalalisutski<text:tab/></text:p>
            <text:p text:style-name="P1">60<text:tab/>katalonski<text:tab/></text:p>
            <text:p text:style-name="P1">61<text:tab/>kazaški<text:tab/></text:p>
            <text:p text:style-name="P1">62<text:tab/>kinjaruandski (Ruanda)<text:tab/></text:p>
            <text:p text:style-name="P1">63<text:tab/>kirgiški<text:tab/></text:p>
            <text:p text:style-name="P1">64<text:tab/>konkanski<text:tab/></text:p>
            <text:p text:style-name="P1">65<text:tab/>koptski<text:tab/></text:p>
            <text:p text:style-name="P1">66<text:tab/>ksoški<text:tab/></text:p>
            <text:p text:style-name="P1">67<text:tab/>kurdski (Sirija)<text:tab/></text:p>
            <text:p text:style-name="P1">68<text:tab/>kurdski (Turčija)<text:tab/></text:p>
            <text:p text:style-name="P1">69<text:tab/>latinski<text:tab/></text:p>
            <text:p text:style-name="P1">70<text:tab/>latvijski<text:tab/></text:p>
            <text:p text:style-name="P1">71<text:tab/>litavsko<text:tab/></text:p>
            <text:p text:style-name="P1">72<text:tab/>luksemburški<text:tab/></text:p>
            <text:p text:style-name="P1">73<text:tab/>madžarski<text:tab/></text:p>
            <text:p text:style-name="P1">74<text:tab/>makedonski<text:tab/></text:p>
            <text:p text:style-name="P1">75<text:tab/>malezijski (Brunej Darussalam)<text:tab/></text:p>
            <text:p text:style-name="P1">76<text:tab/>malezijski (Malezija)<text:tab/></text:p>
            <text:p text:style-name="P1">77<text:tab/>maorski (Nova Zelandija)<text:tab/></text:p>
            <text:p text:style-name="P1">78<text:tab/>maverski<text:tab/></text:p>
            <text:p text:style-name="P1">79<text:tab/>mongolski<text:tab/></text:p>
            <text:p text:style-name="P1">80<text:tab/>ndebelski (južni)<text:tab/></text:p>
            <text:p text:style-name="P1">81<text:tab/>nemški (Avstrija)<text:tab/></text:p>
            <text:p text:style-name="P1">82<text:tab/>nemški (Belgija)<text:tab/></text:p>
            <text:p text:style-name="P1">83<text:tab/>nemški (Luksemburg)<text:tab/></text:p>
            <text:p text:style-name="P1">84<text:tab/>nemški (Nemčija)<text:tab/></text:p>
            <text:p text:style-name="P1">85<text:tab/>nemški (Švica)<text:tab/></text:p>
            <text:p text:style-name="P1">86<text:tab/>nemško (Liechtenstein)<text:tab/></text:p>
            <text:p text:style-name="P1">87<text:tab/>nizozemski (Belgija)<text:tab/></text:p>
            <text:p text:style-name="P1">88<text:tab/>nizozemski (Nizozemska)<text:tab/></text:p>
            <text:p text:style-name="P1">89<text:tab/>norveški (Bokmal)<text:tab/></text:p>
            <text:p text:style-name="P1">90<text:tab/>norveški (Ninorsk)<text:tab/></text:p>
            <text:p text:style-name="P1">91<text:tab/>oksitanski<text:tab/></text:p>
            <text:p text:style-name="P1">92<text:tab/>perzijski<text:tab/></text:p>
            <text:p text:style-name="P1">93<text:tab/>poljski<text:tab/></text:p>
            <text:p text:style-name="P1">94<text:tab/>portugalski (Brazilija)<text:tab/></text:p>
            <text:p text:style-name="P1">95<text:tab/>portugalski (Portugalska)<text:tab/></text:p>
            <text:p text:style-name="P1">96<text:tab/>retoromanski<text:tab/></text:p>
            <text:p text:style-name="P1">97<text:tab/>romunski<text:tab/></text:p>
            <text:p text:style-name="P1">98<text:tab/>ruski<text:tab/></text:p>
            <text:p text:style-name="P1">99<text:tab/>sardinijski<text:tab/></text:p>
            <text:p text:style-name="P1">100<text:tab/>severno-sotski<text:tab/></text:p>
            <text:p text:style-name="P1">101<text:tab/>severnosotski<text:tab/></text:p>
            <text:p text:style-name="P1">102<text:tab/>slovaški<text:tab/></text:p>
            <text:p text:style-name="P1">103<text:tab/>slovenski<text:tab/></text:p>
            <text:p text:style-name="P1">104<text:tab/>španski (Argentina)<text:tab/></text:p>
            <text:p text:style-name="P1">105<text:tab/>španski (Bolivija)<text:tab/></text:p>
            <text:p text:style-name="P1">106<text:tab/>španski (Čile)<text:tab/></text:p>
            <text:p text:style-name="P1">107<text:tab/>španski (Dominikanska republika)<text:tab/></text:p>
            <text:p text:style-name="P1">108<text:tab/>španski (Ekvador)<text:tab/></text:p>
            <text:p text:style-name="P1">109<text:tab/>španski (Gvatemala)<text:tab/></text:p>
            <text:p text:style-name="P1">110<text:tab/>španski (Honduras)<text:tab/></text:p>
            <text:p text:style-name="P1">111<text:tab/>španski (Kolumbija)<text:tab/></text:p>
            <text:p text:style-name="P1">112<text:tab/>španski (Kostarika)<text:tab/></text:p>
            <text:p text:style-name="P1">113<text:tab/>španski (Mehika)<text:tab/></text:p>
            <text:p text:style-name="P1">114<text:tab/>španski (Nikaragva)<text:tab/></text:p>
            <text:p text:style-name="P1">115<text:tab/>španski (Panama)<text:tab/></text:p>
            <text:p text:style-name="P1">116<text:tab/>španski (Paragvaj)<text:tab/></text:p>
            <text:p text:style-name="P1">117<text:tab/>španski (Peru)<text:tab/></text:p>
            <text:p text:style-name="P1">118<text:tab/>španski (Portoriko)<text:tab/></text:p>
            <text:p text:style-name="P1">119<text:tab/>španski (Salvador)<text:tab/></text:p>
            <text:p text:style-name="P1">120<text:tab/>španski (sodobni)<text:tab/></text:p>
            <text:p text:style-name="P1">121<text:tab/>španski (Španija)<text:tab/></text:p>
            <text:p text:style-name="P1">122<text:tab/>španski (Urugvaj)<text:tab/></text:p>
            <text:p text:style-name="P1">123<text:tab/>španski (Venezuela)<text:tab/></text:p>
            <text:p text:style-name="P1">124<text:tab/>srbski (cirilica)<text:tab/></text:p>
            <text:p text:style-name="P1">125<text:tab/>srbski (latinica)<text:tab/></text:p>
            <text:p text:style-name="P1">126<text:tab/>svahilski (Tanzanija)<text:tab/></text:p>
            <text:p text:style-name="P1">127<text:tab/>svahilsko (Kenija)<text:tab/></text:p>
            <text:p text:style-name="P1">128<text:tab/>svazijski<text:tab/></text:p>
            <text:p text:style-name="P1">129<text:tab/>švedski (Finska)<text:tab/></text:p>
            <text:p text:style-name="P1">130<text:tab/>švedski (Švedska)<text:tab/></text:p>
            <text:p text:style-name="P1">131<text:tab/>tadžiški<text:tab/></text:p>
            <text:p text:style-name="P1">132<text:tab/>tatarski<text:tab/></text:p>
            <text:p text:style-name="P1">133<text:tab/>tigrajski (Eritreja)<text:tab/></text:p>
            <text:p text:style-name="P1">134<text:tab/>tigrajski (Etiopija)<text:tab/></text:p>
            <text:p text:style-name="P1">135<text:tab/>tsongški<text:tab/></text:p>
            <text:p text:style-name="P1">136<text:tab/>tsvanski (Bocvana)<text:tab/></text:p>
            <text:p text:style-name="P1">137<text:tab/>turški<text:tab/></text:p>
            <text:p text:style-name="P1">138<text:tab/>ukrajinski<text:tab/></text:p>
            <text:p text:style-name="P1">139<text:tab/>uzbeški (cirilica)<text:tab/></text:p>
            <text:p text:style-name="P1">140<text:tab/>uzbeški (latinica)<text:tab/></text:p>
            <text:p text:style-name="P1">141<text:tab/>valižanski<text:tab/></text:p>
            <text:p text:style-name="P1">142<text:tab/>valonski<text:tab/></text:p>
            <text:p text:style-name="P1">143<text:tab/>vendski<text:tab/></text:p>
            <text:p text:style-name="P1">144<text:tab/>zulujski<text:tab/></text:p>
            <text:p text:style-name="P1">1<text:tab/>[brez]<text:tab/></text:p>
            <text:p text:style-name="P1"><text:span text:style-name="T1">2</text:span><text:span text:style-name="T1"><text:tab/></text:span><text:span text:style-name="T1">japonski</text:span><text:span text:style-name="T1"><text:tab/></text:span></text:p>
            <text:p text:style-name="P1"><text:span text:style-name="T2">3</text:span><text:span text:style-name="T2"><text:tab/></text:span><text:span text:style-name="T2">kitajski (Hong Kong)</text:span><text:span text:style-name="T2"><text:tab/></text:span></text:p>
            <text:p text:style-name="P1"><text:span text:style-name="T3">4</text:span><text:span text:style-name="T3"><text:tab/></text:span><text:span text:style-name="T3">kitajski (Makao)</text:span><text:span text:style-name="T3"><text:tab/></text:span></text:p>
            <text:p text:style-name="P1"><text:span text:style-name="T4">5</text:span><text:span text:style-name="T4"><text:tab/></text:span><text:span text:style-name="T4">kitajski (poenostavljen)</text:span><text:span text:style-name="T4"><text:tab/></text:span></text:p>
            <text:p text:style-name="P1"><text:span text:style-name="T5">6</text:span><text:span text:style-name="T5"><text:tab/></text:span><text:span text:style-name="T5">kitajski (Singapur)</text:span><text:span text:style-name="T5"><text:tab/></text:span></text:p>
            <text:p text:style-name="P1"><text:span text:style-name="T6">7</text:span><text:span text:style-name="T6"><text:tab/></text:span><text:span text:style-name="T6">kitajski (Tajvan)</text:span><text:span text:style-name="T6"><text:tab/></text:span></text:p>
            <text:p text:style-name="P1"><text:span text:style-name="T7">8</text:span><text:span text:style-name="T7"><text:tab/></text:span><text:span text:style-name="T7">korejsko (RoK)</text:span><text:span text:style-name="T7"><text:tab/></text:span></text:p>
            <text:p text:style-name="P1"><text:span text:style-name="T8">1</text:span><text:span text:style-name="T8"><text:tab/></text:span><text:span text:style-name="T8">[brez]</text:span><text:span text:style-name="T8"><text:tab/></text:span></text:p>
            <text:p text:style-name="P1"><text:span text:style-name="T9">2</text:span><text:span text:style-name="T9"><text:tab/></text:span><text:span text:style-name="T9">amharski</text:span><text:span text:style-name="T9"><text:tab/></text:span></text:p>
            <text:p text:style-name="P1"><text:span text:style-name="T10">3</text:span><text:span text:style-name="T10"><text:tab/></text:span><text:span text:style-name="T10">arabski (Alžirija)</text:span><text:span text:style-name="T10"><text:tab/></text:span></text:p>
            <text:p text:style-name="P1"><text:span text:style-name="T11">4</text:span><text:span text:style-name="T11"><text:tab/></text:span><text:span text:style-name="T11">arabski (Bahrajn)</text:span><text:span text:style-name="T11"><text:tab/></text:span></text:p>
            <text:p text:style-name="P1"><text:span text:style-name="T12">5</text:span><text:span text:style-name="T12"><text:tab/></text:span><text:span text:style-name="T12">arabski (Egipt)</text:span><text:span text:style-name="T12"><text:tab/></text:span></text:p>
            <text:p text:style-name="P1"><text:span text:style-name="T13">6</text:span><text:span text:style-name="T13"><text:tab/></text:span><text:span text:style-name="T13">arabski (Irak)</text:span><text:span text:style-name="T13"><text:tab/></text:span></text:p>
            <text:p text:style-name="P1"><text:span text:style-name="T14">7</text:span><text:span text:style-name="T14"><text:tab/></text:span><text:span text:style-name="T14">arabski (Jemen)</text:span><text:span text:style-name="T14"><text:tab/></text:span></text:p>
            <text:p text:style-name="P1"><text:span text:style-name="T15">8</text:span><text:span text:style-name="T15"><text:tab/></text:span><text:span text:style-name="T15">arabski (Jordanija)</text:span><text:span text:style-name="T15"><text:tab/></text:span></text:p>
            <text:p text:style-name="P1"><text:span text:style-name="T16">9</text:span><text:span text:style-name="T16"><text:tab/></text:span><text:span text:style-name="T16">arabski (Katar)</text:span><text:span text:style-name="T16"><text:tab/></text:span></text:p>
            <text:p text:style-name="P1"><text:span text:style-name="T17">10</text:span><text:span text:style-name="T17"><text:tab/></text:span><text:span text:style-name="T17">arabski (Kuvajt)</text:span><text:span text:style-name="T17"><text:tab/></text:span></text:p>
            <text:p text:style-name="P1"><text:span text:style-name="T18">11</text:span><text:span text:style-name="T18"><text:tab/></text:span><text:span text:style-name="T18">arabski (Libanon)</text:span><text:span text:style-name="T18"><text:tab/></text:span></text:p>
            <text:p text:style-name="P1"><text:span text:style-name="T19">12</text:span><text:span text:style-name="T19"><text:tab/></text:span><text:span text:style-name="T19">arabski (Libija)</text:span><text:span text:style-name="T19"><text:tab/></text:span></text:p>
            <text:p text:style-name="P1"><text:span text:style-name="T20">13</text:span><text:span text:style-name="T20"><text:tab/></text:span><text:span text:style-name="T20">arabski (Maroko)</text:span><text:span text:style-name="T20"><text:tab/></text:span></text:p>
            <text:p text:style-name="P1"><text:span text:style-name="T21">14</text:span><text:span text:style-name="T21"><text:tab/></text:span><text:span text:style-name="T21">arabski (Oman)</text:span><text:span text:style-name="T21"><text:tab/></text:span></text:p>
            <text:p text:style-name="P1"><text:span text:style-name="T22">15</text:span><text:span text:style-name="T22"><text:tab/></text:span><text:span text:style-name="T22">arabski (Savdska Arabija)</text:span><text:span text:style-name="T22"><text:tab/></text:span></text:p>
            <text:p text:style-name="P1"><text:span text:style-name="T23">16</text:span><text:span text:style-name="T23"><text:tab/></text:span><text:span text:style-name="T23">arabski (Sirija)</text:span><text:span text:style-name="T23"><text:tab/></text:span></text:p>
            <text:p text:style-name="P1"><text:span text:style-name="T24">17</text:span><text:span text:style-name="T24"><text:tab/></text:span><text:span text:style-name="T24">arabski (Tunizija)</text:span><text:span text:style-name="T24"><text:tab/></text:span></text:p>
            <text:p text:style-name="P1"><text:span text:style-name="T25">18</text:span><text:span text:style-name="T25"><text:tab/></text:span><text:span text:style-name="T25">arabski (ZAE)</text:span><text:span text:style-name="T25"><text:tab/></text:span></text:p>
            <text:p text:style-name="P1"><text:span text:style-name="T26">19</text:span><text:span text:style-name="T26"><text:tab/></text:span><text:span text:style-name="T26">asamski</text:span><text:span text:style-name="T26"><text:tab/></text:span></text:p>
            <text:p text:style-name="P1"><text:span text:style-name="T27">20</text:span><text:span text:style-name="T27"><text:tab/></text:span><text:span text:style-name="T27">bengalski (Bangladeš)</text:span><text:span text:style-name="T27"><text:tab/></text:span></text:p>
            <text:p text:style-name="P1"><text:span text:style-name="T28">21</text:span><text:span text:style-name="T28"><text:tab/></text:span><text:span text:style-name="T28">džonkški</text:span><text:span text:style-name="T28"><text:tab/></text:span></text:p>
            <text:p text:style-name="P1"><text:span text:style-name="T29">22</text:span><text:span text:style-name="T29"><text:tab/></text:span><text:span text:style-name="T29">gujaratski</text:span><text:span text:style-name="T29"><text:tab/></text:span></text:p>
            <text:p text:style-name="P1"><text:span text:style-name="T30">23</text:span><text:span text:style-name="T30"><text:tab/></text:span><text:span text:style-name="T30">hebrejski</text:span><text:span text:style-name="T30"><text:tab/></text:span></text:p>
            <text:p text:style-name="P1"><text:span text:style-name="T31">24</text:span><text:span text:style-name="T31"><text:tab/></text:span><text:span text:style-name="T31">hindujski</text:span><text:span text:style-name="T31"><text:tab/></text:span></text:p>
            <text:p text:style-name="P1"><text:span text:style-name="T32">25</text:span><text:span text:style-name="T32"><text:tab/></text:span><text:span text:style-name="T32">kannadski</text:span><text:span text:style-name="T32"><text:tab/></text:span></text:p>
            <text:p text:style-name="P1"><text:span text:style-name="T33">26</text:span><text:span text:style-name="T33"><text:tab/></text:span><text:span text:style-name="T33">kašmirski (Indija)</text:span><text:span text:style-name="T33"><text:tab/></text:span></text:p>
            <text:p text:style-name="P1"><text:span text:style-name="T34">27</text:span><text:span text:style-name="T34"><text:tab/></text:span><text:span text:style-name="T34">kašmirski (Kašmir)</text:span><text:span text:style-name="T34"><text:tab/></text:span></text:p>
            <text:p text:style-name="P1"><text:span text:style-name="T35">28</text:span><text:span text:style-name="T35"><text:tab/></text:span><text:span text:style-name="T35">kmerski</text:span><text:span text:style-name="T35"><text:tab/></text:span></text:p>
            <text:p text:style-name="P1"><text:span text:style-name="T36">29</text:span><text:span text:style-name="T36"><text:tab/></text:span><text:span text:style-name="T36">kurdski (Irak)</text:span><text:span text:style-name="T36"><text:tab/></text:span></text:p>
            <text:p text:style-name="P1"><text:span text:style-name="T37">30</text:span><text:span text:style-name="T37"><text:tab/></text:span><text:span text:style-name="T37">kurdski (Iran)</text:span><text:span text:style-name="T37"><text:tab/></text:span></text:p>
            <text:p text:style-name="P1"><text:span text:style-name="T38">31</text:span><text:span text:style-name="T38"><text:tab/></text:span><text:span text:style-name="T38">laoški</text:span><text:span text:style-name="T38"><text:tab/></text:span></text:p>
            <text:p text:style-name="P1"><text:span text:style-name="T39">32</text:span><text:span text:style-name="T39"><text:tab/></text:span><text:span text:style-name="T39">malajalamski</text:span><text:span text:style-name="T39"><text:tab/></text:span></text:p>
            <text:p text:style-name="P1"><text:span text:style-name="T40">33</text:span><text:span text:style-name="T40"><text:tab/></text:span><text:span text:style-name="T40">manipurski</text:span><text:span text:style-name="T40"><text:tab/></text:span></text:p>
            <text:p text:style-name="P1"><text:span text:style-name="T41">34</text:span><text:span text:style-name="T41"><text:tab/></text:span><text:span text:style-name="T41">maratski</text:span><text:span text:style-name="T41"><text:tab/></text:span></text:p>
            <text:p text:style-name="P1"><text:span text:style-name="T42">35</text:span><text:span text:style-name="T42"><text:tab/></text:span><text:span text:style-name="T42">nepalski (Indija)</text:span><text:span text:style-name="T42"><text:tab/></text:span></text:p>
            <text:p text:style-name="P1"><text:span text:style-name="T43">36</text:span><text:span text:style-name="T43"><text:tab/></text:span><text:span text:style-name="T43">Nepalski (Indija)</text:span><text:span text:style-name="T43"><text:tab/></text:span></text:p>
            <text:p text:style-name="P1"><text:span text:style-name="T44">37</text:span><text:span text:style-name="T44"><text:tab/></text:span><text:span text:style-name="T44">nepalski (Nepal)</text:span><text:span text:style-name="T44"><text:tab/></text:span></text:p>
            <text:p text:style-name="P1"><text:span text:style-name="T45">38</text:span><text:span text:style-name="T45"><text:tab/></text:span><text:span text:style-name="T45">orijanski</text:span><text:span text:style-name="T45"><text:tab/></text:span></text:p>
            <text:p text:style-name="P1"><text:span text:style-name="T46">39</text:span><text:span text:style-name="T46"><text:tab/></text:span><text:span text:style-name="T46">pandžabski</text:span><text:span text:style-name="T46"><text:tab/></text:span></text:p>
            <text:p text:style-name="P1"><text:span text:style-name="T47">40</text:span><text:span text:style-name="T47"><text:tab/></text:span><text:span text:style-name="T47">perzijski</text:span><text:span text:style-name="T47"><text:tab/></text:span></text:p>
            <text:p text:style-name="P1"><text:span text:style-name="T48">41</text:span><text:span text:style-name="T48"><text:tab/></text:span><text:span text:style-name="T48">sanskrt</text:span><text:span text:style-name="T48"><text:tab/></text:span></text:p>
            <text:p text:style-name="P1"><text:span text:style-name="T49">42</text:span><text:span text:style-name="T49"><text:tab/></text:span><text:span text:style-name="T49">sindi</text:span><text:span text:style-name="T49"><text:tab/></text:span></text:p>
            <text:p text:style-name="P1"><text:span text:style-name="T50">43</text:span><text:span text:style-name="T50"><text:tab/></text:span><text:span text:style-name="T50">sinhalski</text:span><text:span text:style-name="T50"><text:tab/></text:span></text:p>
            <text:p text:style-name="P1"><text:span text:style-name="T51">44</text:span><text:span text:style-name="T51"><text:tab/></text:span><text:span text:style-name="T51">tajski</text:span><text:span text:style-name="T51"><text:tab/></text:span></text:p>
            <text:p text:style-name="P1"><text:span text:style-name="T52">45</text:span><text:span text:style-name="T52"><text:tab/></text:span><text:span text:style-name="T52">tamilski</text:span><text:span text:style-name="T52"><text:tab/></text:span></text:p>
            <text:p text:style-name="P1"><text:span text:style-name="T53">46</text:span><text:span text:style-name="T53"><text:tab/></text:span><text:span text:style-name="T53">teluški</text:span><text:span text:style-name="T53"><text:tab/></text:span></text:p>
            <text:p text:style-name="P1"><text:span text:style-name="T54">47</text:span><text:span text:style-name="T54"><text:tab/></text:span><text:span text:style-name="T54">tibetanski (LR Kitajska)</text:span><text:span text:style-name="T54"><text:tab/></text:span></text:p>
            <text:p text:style-name="P1"><text:span text:style-name="T55">48</text:span><text:span text:style-name="T55"><text:tab/></text:span><text:span text:style-name="T55">urdu (Pakistan)</text:span><text:span text:style-name="T55"><text:tab/></text:span></text:p>
            <text:p text:style-name="P1"><text:span text:style-name="T56">49</text:span><text:span text:style-name="T56"><text:tab/></text:span><text:span text:style-name="T56">urdujski (Indija)</text:span><text:span text:style-name="T56"><text:tab/></text:span></text:p>
            <text:p text:style-name="P1"><text:span text:style-name="T57">50</text:span><text:span text:style-name="T57"><text:tab/></text:span><text:span text:style-name="T57">vietnamski</text:span><text:span text:style-name="T57"><text:tab/></text:span></text:p>
            <text:p text:style-name="P1"><text:span text:style-name="T5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ivzeto-title" style:family="presentation">
      <style:graphic-properties draw:stroke="none" draw:fill="none" draw:textarea-vertical-align="middle">
        <text:list-style style:name="Privzet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ivzeto-subtitle" style:family="presentation">
      <style:graphic-properties draw:stroke="none" draw:fill="none" draw:textarea-vertical-align="middle">
        <text:list-style style:name="Privzet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ivzeto-background" style:family="presentation">
      <style:graphic-properties draw:stroke="none" draw:fill="none"/>
      <style:text-properties style:letter-kerning="true"/>
    </style:style>
    <style:style style:name="Privze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ivzeto-notes" style:family="presentation">
      <style:graphic-properties draw:stroke="none" draw:fill="none">
        <text:list-style style:name="Privzet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ivzeto-outline1" style:family="presentation">
      <style:graphic-properties draw:stroke="none" draw:fill="none">
        <text:list-style style:name="Privz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ivzeto-outline2" style:family="presentation" style:parent-style-name="Privzet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ivzeto-outline3" style:family="presentation" style:parent-style-name="Privzet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ivzeto-outline4" style:family="presentation" style:parent-style-name="Privzet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ivzeto-outline5" style:family="presentation" style:parent-style-name="Privzet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ivzeto-outline6" style:family="presentation" style:parent-style-name="Privzet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ivzeto-outline7" style:family="presentation" style:parent-style-name="Privzet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ivzeto-outline8" style:family="presentation" style:parent-style-name="Privzet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ivzeto-outline9" style:family="presentation" style:parent-style-name="Privzet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ivzet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ivzet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ivzet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Privzeto" style:page-layout-name="PM1" draw:style-name="dp1">
      <draw:frame presentation:style-name="Privzeto-title" draw:layer="backgroundobjects" svg:width="25.199cm" svg:height="3.506cm" svg:x="1.4cm" svg:y="0.837cm" presentation:class="title" presentation:placeholder="true">
        <draw:text-box/>
      </draw:frame>
      <draw:frame presentation:style-name="Privzet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Privzeto-title" draw:layer="backgroundobjects" svg:width="13.968cm" svg:height="10.476cm" svg:x="3.81cm" svg:y="2.123cm" presentation:class="page"/>
        <draw:frame presentation:style-name="Privzet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om Cat</meta:initial-creator>
    <meta:creation-date>2007-07-05T21:47:10</meta:creation-date>
    <dc:date>2008-01-02T17:11:48</dc:date>
    <meta:editing-cycles>2</meta:editing-cycles>
    <meta:editing-duration>PT5M4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